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.3819in" fo:margin-right="0in" fo:text-align="justify" style:justify-single-word="false" fo:text-indent="0.1063in" style:auto-text-indent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7" style:family="paragraph" style:parent-style-name="Standard">
      <style:paragraph-properties fo:margin-left="0.4717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8" style:family="paragraph" style:parent-style-name="Standard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style:font-size-asian="8pt" style:font-size-complex="8pt"/>
    </style:style>
    <style:style style:name="P9" style:family="paragraph" style:parent-style-name="Standard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margin-left="0.3819in" fo:margin-right="0in" fo:text-align="justify" style:justify-single-word="false" fo:text-indent="-0.3819in" style:auto-text-indent="false" fo:break-before="pag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14" style:family="paragraph" style:parent-style-name="Standard">
      <style:paragraph-properties fo:margin-left="0.4717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15" style:family="paragraph" style:parent-style-name="Standard">
      <style:paragraph-properties fo:margin-left="0.4717in" fo:margin-right="0in" fo:text-align="start" style:justify-single-word="false" fo:text-indent="0in" style:auto-text-indent="false" fo:background-color="#e6e6ff">
        <style:tab-stops/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16" style:family="paragraph" style:parent-style-name="Standard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fo:font-weight="bold" style:font-name-asian="Times New Roman1" style:font-size-asian="8pt" style:language-asian="en" style:country-asian="US" style:font-weight-asian="bold" style:font-name-complex="Times New Roman1" style:font-size-complex="8pt" style:language-complex="en" style:country-complex="US" style:font-weight-complex="bold"/>
    </style:style>
    <style:style style:name="P17" style:family="paragraph" style:parent-style-name="Standard">
      <style:paragraph-properties fo:margin-left="0.4717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18" style:family="paragraph" style:parent-style-name="Standard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style:font-size-asian="8pt" style:font-size-complex="8pt"/>
    </style:style>
    <style:style style:name="P19" style:family="paragraph" style:parent-style-name="Standard">
      <style:paragraph-properties fo:margin-left="0.4717in" fo:margin-right="0in" fo:text-align="start" style:justify-single-word="false" fo:text-indent="0in" style:auto-text-indent="false" fo:background-color="#e6e6ff">
        <style:background-image/>
      </style:paragraph-properties>
      <style:text-properties style:font-name="Liberation Sans" fo:font-size="8pt" style:font-size-asian="8pt" style:font-size-complex="8pt"/>
    </style:style>
    <style:style style:name="P20" style:family="paragraph" style:parent-style-name="Standard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left="0.3819in" fo:margin-right="0in" fo:text-align="justify" style:justify-single-word="false" fo:text-indent="0.1063in" style:auto-text-indent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0.3819in" fo:margin-right="0in" fo:text-align="justify" style:justify-single-word="false" fo:text-indent="0.1063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23" style:family="paragraph" style:parent-style-name="Standard">
      <style:paragraph-properties fo:margin-left="0.3819in" fo:margin-right="0in" fo:text-align="justify" style:justify-single-word="false" fo:text-indent="0.1063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24" style:family="paragraph" style:parent-style-name="Preformatted_20_Text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25" style:family="paragraph" style:parent-style-name="Preformatted_20_Text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style:font-size-asian="8pt" style:font-size-complex="8pt"/>
    </style:style>
    <style:style style:name="T1" style:family="text">
      <style:text-properties fo:language="en" fo:country="US" style:font-name-asian="Times New Roman1" style:language-asian="en" style:country-asian="US" style:font-name-complex="Times New Roman1" style:language-complex="en" style:country-complex="US"/>
    </style:style>
    <style:style style:name="T2" style:family="text">
      <style:text-properties fo:language="en" fo:country="US" fo:font-weight="bold" style:font-name-asian="Times New Roman1" style:language-asian="en" style:country-asian="US" style:font-weight-asian="bold" style:font-name-complex="Times New Roman1" style:language-complex="en" style:country-complex="US" style:font-weight-complex="bold"/>
    </style:style>
    <style:style style:name="T3" style:family="text">
      <style:text-properties fo:language="en" fo:country="US" fo:font-weight="normal" style:font-name-asian="Times New Roman1" style:language-asian="en" style:country-asian="US" style:font-weight-asian="normal" style:font-name-complex="Times New Roman1" style:language-complex="en" style:country-complex="US" style:font-weight-complex="normal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osgreSQL felhasználói függvények</text:p>
      <text:p text:style-name="P1"/>
      <text:p text:style-name="P3">1.<text:tab/>FOR … IN SELECT</text:p>
      <text:p text:style-name="P22">Végig megy a találati rekordokon</text:p>
      <text:p text:style-name="P22"/>
      <text:p text:style-name="P16"/>
      <text:p text:style-name="P24">CREATE or REPLACE FUNCTION public.getPointNames(parcel_gid integer) RETURNS text AS $$ </text:p>
      <text:p text:style-name="P24">DECLARE </text:p>
      <text:p text:style-name="P24"><text:tab/>output text:= ''; </text:p>
      <text:p text:style-name="P24"><text:tab/>mviews RECORD; </text:p>
      <text:p text:style-name="P24">BEGIN <text:s/></text:p>
      <text:p text:style-name="P25"><text:span text:style-name="T3"><text:tab/></text:span><text:span text:style-name="T2">FOR</text:span><text:span text:style-name="T3"> mviews </text:span><text:span text:style-name="T2">IN SELECT</text:span><text:span text:style-name="T3"> pa.gid, po.name FROM parcel as pa, point as po, point_parcel as p_p, survey_point su where pa.gid=parcel_gid and po.id=p_p.point --and pa.gid=p_p.parcel and po.id=su.point_id </text:span><text:span text:style-name="T2">LOOP </text:span></text:p>
      <text:p text:style-name="P24"><text:tab/><text:tab/>output := mviews.name || output || ', '; </text:p>
      <text:p text:style-name="P25"><text:span text:style-name="T3"><text:tab/></text:span><text:span text:style-name="T2">END LOOP</text:span><text:span text:style-name="T3">; </text:span></text:p>
      <text:p text:style-name="P24"><text:tab/>RETURN output; </text:p>
      <text:p text:style-name="P24">END; </text:p>
      <text:p text:style-name="P24">$$ language plpgsql;</text:p>
      <text:p text:style-name="P17"/>
      <text:p text:style-name="P23"/>
      <text:p text:style-name="P3">2.<text:tab/>SELECT eredménye egy változóba</text:p>
      <text:p text:style-name="P5"/>
      <text:p text:style-name="P8"/>
      <text:p text:style-name="P8">--Leválogatja a test adatbáziból az 1 id-jű rekordot és annak a col mezőjét beletölti a myvar valtozóba</text:p>
      <text:p text:style-name="P8">SELECT col INTO myvar FROM test WHERE id=1</text:p>
      <text:p text:style-name="P6"/>
      <text:p text:style-name="P4"/>
      <text:p text:style-name="P4"/>
      <text:p text:style-name="P3">3.<text:tab/>Specialis tipusú több rekord visszatérése</text:p>
      <text:p text:style-name="P5"/>
      <text:p text:style-name="P5"/>
      <text:p text:style-name="P8"/>
      <text:p text:style-name="P8">--TIPUS letrehozasa</text:p>
      <text:p text:style-name="P8">create type probareturn as (id integer, start_node integer, end_node integer);</text:p>
      <text:p text:style-name="P8"/>
      <text:p text:style-name="P8">--Fuggveny letrehozasa</text:p>
      <text:p text:style-name="P9"><text:span text:style-name="T1">CREATE OR REPLACE FUNCTION public.sv_getLineGeometryFromFace( edgelist integer[] ) RETURNS </text:span><text:span text:style-name="T2">SETOF</text:span><text:span text:style-name="T1"> probareturn AS $$</text:span></text:p>
      <text:p text:style-name="P6">DECLARE</text:p>
      <text:p text:style-name="P6"><text:tab/>r probareturn%rowtype;</text:p>
      <text:p text:style-name="P6">BEGIN</text:p>
      <text:p text:style-name="P6"><text:tab/>FOR r in <text:s/>SELECT e.id, <text:s/>e.start_node, e.end_node FROM edges AS e WHERE e.id=ANY (edgelist) LOOP</text:p>
      <text:p text:style-name="P6"><text:tab/><text:tab/>return next r;</text:p>
      <text:p text:style-name="P6"><text:tab/>END LOOP;</text:p>
      <text:p text:style-name="P6"><text:tab/>return;</text:p>
      <text:p text:style-name="P6">END;</text:p>
      <text:p text:style-name="P6">$$ language plpgsql;</text:p>
      <text:p text:style-name="P6"/>
      <text:p text:style-name="P7"/>
      <text:p text:style-name="P7">--Fuggveny eredmenyenek megjelenitese</text:p>
      <text:p text:style-name="P7">select v.id, v.start_node, v.end_node from sv_getLineGeometryFromface( array[1,2,3,4] ) as v;</text:p>
      <text:p text:style-name="P7"/>
      <text:p text:style-name="P4"/>
      <text:p text:style-name="P4"/>
      <text:p text:style-name="P3">4.<text:tab/>TABLE viszatérés</text:p>
      <text:p text:style-name="P5"/>
      <text:p text:style-name="P5"/>
      <text:p text:style-name="P8"/>
      <text:p text:style-name="P8">--Fuggveny letrehozasa</text:p>
      <text:p text:style-name="P9"><text:span text:style-name="T1">create or replace function public.sv_getLineGeometryFromFace( integer[] ) RETURNS </text:span><text:span text:style-name="T2">TABLE</text:span><text:span text:style-name="T1">(id integer, start_node integer, end_node integer) AS $$</text:span></text:p>
      <text:p text:style-name="P9"><text:span text:style-name="T1"><text:tab/>SELECT e.id, e.start_node, e.end_node FROM edges AS e WHERE e.id=ANY (</text:span><text:span text:style-name="T2">$1</text:span><text:span text:style-name="T1">);</text:span></text:p>
      <text:p text:style-name="P9"><text:span text:style-name="T1">$$ language </text:span><text:span text:style-name="T2">SQL</text:span><text:span text:style-name="T1">;</text:span></text:p>
      <text:p text:style-name="P6"/>
      <text:p text:style-name="P7">--Fuggveny eredmenyenek megjelenitese</text:p>
      <text:p text:style-name="P6">select v.id, v.start_node, v.end_node from sv_getLineGeometryFromface( array[1,2,3,4] ) as v;</text:p>
      <text:p text:style-name="P7"/>
      <text:p text:style-name="P4"/>
      <text:p text:style-name="P4"/>
      <text:p text:style-name="P3"/>
      <text:p text:style-name="P10">5.<text:tab/>TRIGGER-művelet végrehajtás</text:p>
      <text:p text:style-name="P5">Először kell készíten egy függvényt aminek a visszatérési típusa TRIGGER. Majd ebből a függvényből triggert kell csinálni, amit hozzárendelek egy művelethez és egy táblához</text:p>
      <text:p text:style-name="P5"/>
      <text:p text:style-name="P8"/>
      <text:p text:style-name="P6">------1 Create a function that return a Trigger ::<text:line-break/>CREATE OR REPLACE FUNCTION <text:span text:style-name="T4">modify_edge_function</text:span>() RETURNS <text:span text:style-name="T4">TRIGGER</text:span> as $$<text:line-break/>BEGIN<text:line-break/><text:tab/>IF (<text:span text:style-name="T4">TG_OP</text:span> = 'UPDATE') THEN<text:line-break/> <text:line-break/><text:tab/><text:tab/>UPDATE <text:span text:style-name="T4">edge_data</text:span> SET the_geom = st_makeline(<text:span text:style-name="T4">NEW</text:span>.the_geom,ST_Endpoint(<text:span text:style-name="T4">geom</text:span>))<text:line-break/><text:tab/><text:tab/>WHERE ST_DWithin(ST_Startpoint(<text:span text:style-name="T4">geom</text:span>),<text:span text:style-name="T4">OLD</text:span>.<text:span text:style-name="T4">geom</text:span>,0.0001);<text:line-break/> <text:line-break/><text:tab/><text:tab/>UPDATE <text:span text:style-name="T4">edge_data</text:span> SET <text:span text:style-name="T4">geom</text:span> = st_makeline(ST_Startpoint(<text:span text:style-name="T4">geom</text:span>),<text:span text:style-name="T4">NEW</text:span>.<text:span text:style-name="T4">geom</text:span>)<text:line-break/><text:tab/><text:tab/>WHERE ST_DWithin(ST_Endpoint(<text:span text:style-name="T4">geom</text:span>),<text:span text:style-name="T4">OLD</text:span>.<text:span text:style-name="T4">geom</text:span>,0.0001);<text:line-break/> <text:line-break/><text:tab/><text:tab/>RETURN <text:span text:style-name="T4">NEW;</text:span><text:line-break/><text:tab/>END IF;<text:line-break/><text:tab/>RETURN NULL;<text:line-break/>END;<text:line-break/><text:line-break/>$$<text:line-break/>language "plpgsql" volatile<text:line-break/><text:line-break/><text:line-break/>----------------------------------------------------2  CREATE TRIGGER<text:line-break/>CREATE <text:span text:style-name="T4">TRIGGER</text:span> modify_edge_trigger<text:line-break/><text:span text:style-name="T4">AFTER UPDATE</text:span> ON <text:span text:style-name="T4">node</text:span><text:line-break/><text:tab/><text:span text:style-name="T4">FOR EACH ROW EXECUTE PROCEDURE modify_edge_function</text:span>();</text:p>
      <text:p text:style-name="P7"/>
      <text:p text:style-name="P7"/>
      <text:p text:style-name="P3"/>
      <text:p text:style-name="P3">6.<text:tab/>TRIGGER-Tömb Foreign key </text:p>
      <text:p text:style-name="P5">A tp_face_2d tartalmaz egy modelist int array mezőt. Tartalma lehet a tp_node_2d tábla nid mezőinek listája. Idegenkulcsként kellene definiálnom a nodelist mezőt. Erre nicns beépített metődus, ezért Triggert kell rá csinálni.</text:p>
      <text:p text:style-name="P5"/>
      <text:p text:style-name="P19"/>
      <text:p text:style-name="P15">create or replace function <text:span text:style-name="T4">check_nodelist_for_face_2d</text:span>() RETURNS<text:span text:style-name="T4"> TRIGGER</text:span> as $BODY$</text:p>
      <text:p text:style-name="P15">DECLARE</text:p>
      <text:p text:style-name="P15"><text:s text:c="2"/>result boolean;</text:p>
      <text:p text:style-name="P15">BEGIN</text:p>
      <text:p text:style-name="P15"><text:s text:c="2"/>IF(TG_OP='UPDATE' OR TG_OP='INSERT' ) THEN</text:p>
      <text:p text:style-name="P15"><text:s text:c="4"/>select count(1)=array_upper(NEW.nodelist,1) INTO result FROM tp_node_2d AS n WHERE ARRAY[n.nid] &lt;@ NEW.nodelist;</text:p>
      <text:p text:style-name="P15"><text:s text:c="4"/>if( NOT result ) THEN</text:p>
      <text:p text:style-name="P15"><text:s text:c="8"/>RAISE EXCEPTION 'Nem vegrehajthato a tp_face_2d INSERT/UPDATE. Rossz a lista: %', NEW.nodelist;</text:p>
      <text:p text:style-name="P15"><text:s text:c="4"/>END IF;</text:p>
      <text:p text:style-name="P15"><text:s text:c="2"/>END IF;</text:p>
      <text:p text:style-name="P15"><text:s text:c="2"/>RETURN NULL;</text:p>
      <text:p text:style-name="P15">END;</text:p>
      <text:p text:style-name="P15">$BODY$</text:p>
      <text:p text:style-name="P15">language "plpgsql" VOLATILE <text:s/>SECURITY DEFINER;<text:line-break/></text:p>
      <text:p text:style-name="P6">CREATE <text:span text:style-name="T4">TRIGGER</text:span> check_nodelist_for_face_2d_trigger<text:line-break/><text:span text:style-name="T4">AFTER INSERT OR UPDATE</text:span> ON <text:span text:style-name="T4">tp_face_2d</text:span><text:line-break/><text:tab/><text:span text:style-name="T4">FOR EACH ROW EXECUTE PROCEDURE check_nodelist_for_face_2d</text:span>();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409in" fo:margin-bottom="0.4425in" fo:margin-left="0.2583in" fo:margin-right="0.31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5T12:21:48</meta:creation-date>
    <dc:date>2012-09-29T17:55:00</dc:date>
    <meta:editing-duration>PT20H46M3S</meta:editing-duration>
    <meta:editing-cycles>76</meta:editing-cycles>
    <meta:generator>LibreOffice/3.5$Linux_x86 LibreOffice_project/350m1$Build-2</meta:generator>
    <meta:document-statistic meta:table-count="0" meta:image-count="0" meta:object-count="0" meta:page-count="2" meta:paragraph-count="60" meta:word-count="439" meta:character-count="3470" meta:non-whitespace-character-count="3017"/>
  </office:meta>
</office:document-meta>
</file>